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bed0" officeooo:paragraph-rsid="001ebed0"/>
    </style:style>
    <style:style style:name="P2" style:family="paragraph" style:parent-style-name="Standard">
      <style:text-properties officeooo:rsid="002085b0" officeooo:paragraph-rsid="002085b0"/>
    </style:style>
    <style:style style:name="P3" style:family="paragraph" style:parent-style-name="Standard">
      <style:text-properties officeooo:rsid="0021ecf5" officeooo:paragraph-rsid="0021ecf5"/>
    </style:style>
    <style:style style:name="P4" style:family="paragraph" style:parent-style-name="Standard">
      <style:text-properties officeooo:rsid="0021ecf5" officeooo:paragraph-rsid="00237835"/>
    </style:style>
    <style:style style:name="P5" style:family="paragraph" style:parent-style-name="Standard">
      <style:text-properties officeooo:rsid="0024a1b6" officeooo:paragraph-rsid="0024a1b6"/>
    </style:style>
    <style:style style:name="P6" style:family="paragraph" style:parent-style-name="Standard">
      <style:text-properties officeooo:rsid="0025a231" officeooo:paragraph-rsid="0025a231"/>
    </style:style>
    <style:style style:name="P7" style:family="paragraph" style:parent-style-name="Standard">
      <style:text-properties officeooo:rsid="0025a231" officeooo:paragraph-rsid="0027dd05"/>
    </style:style>
    <style:style style:name="P8" style:family="paragraph" style:parent-style-name="Standard">
      <style:text-properties officeooo:rsid="00265d12" officeooo:paragraph-rsid="00265d12"/>
    </style:style>
    <style:style style:name="P9" style:family="paragraph" style:parent-style-name="Standard">
      <style:text-properties officeooo:rsid="0027dd05" officeooo:paragraph-rsid="0027dd05"/>
    </style:style>
    <style:style style:name="T1" style:family="text">
      <style:text-properties officeooo:rsid="001f2bdb"/>
    </style:style>
    <style:style style:name="T2" style:family="text">
      <style:text-properties officeooo:rsid="00237835"/>
    </style:style>
    <style:style style:name="T3" style:family="text">
      <style:text-properties officeooo:rsid="0025a231"/>
    </style:style>
    <style:style style:name="T4" style:family="text">
      <style:text-properties officeooo:rsid="0027dd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cture Notes for 21th January 2020</text:p>
      <text:p text:style-name="P1"/>
      <text:p text:style-name="Standard">SISD - Single instruction single data </text:p>
      <text:p text:style-name="Standard">App. - Vector addition as in image processing, matrix multiplication</text:p>
      <text:p text:style-name="Standard"/>
      <text:p text:style-name="Standard">SIMD Single Instruction Multiple Data</text:p>
      <text:p text:style-name="Standard"/>
      <text:p text:style-name="Standard">MISD - Multiple Instruction Single data </text:p>
      <text:p text:style-name="Standard">App. - DSP, Systolic array</text:p>
      <text:p text:style-name="Standard"/>
      <text:p text:style-name="Standard">MIMD Multiple Instruction multiple data</text:p>
      <text:p text:style-name="Standard">Things happening concurrently </text:p>
      <text:p text:style-name="Standard">Application in Multiprocessor</text:p>
      <text:p text:style-name="Standard"/>
      <text:p text:style-name="P1">Timeline of super computer</text:p>
      <text:p text:style-name="P1">1951 – 74: Illiac 1 – 4</text:p>
      <text:p text:style-name="P1"><text:tab/> <text:s text:c="5"/>Illiac 1 – 2800 vacum tubes, wt. 5 tons</text:p>
      <text:p text:style-name="P1"><text:tab/> <text:s text:c="5"/>Illiac 4 – 256 processor, NASA Ames</text:p>
      <text:p text:style-name="P1">1955: <text:s text:c="2"/>IBM 704 Designed by Gene Amdahl </text:p>
      <text:p text:style-name="P1"><text:tab/>First machine to have floating point unit</text:p>
      <text:p text:style-name="P1"><text:tab/><text:span text:style-name="T1">5KFLOPS(Floating point operation per second)</text:span></text:p>
      <text:p text:style-name="P1"><text:tab/></text:p>
      <text:p text:style-name="P2">1959: <text:s text:c="2"/>IBM Stretch – Super computer for LANL </text:p>
      <text:p text:style-name="P9">1964: CDC 6600 - First successful supercomputer</text:p>
      <text:p text:style-name="P9"><text:tab/><text:tab/> <text:s text:c="5"/>60 bit CPU 10 peripheral processing units PPUs</text:p>
      <text:p text:style-name="P9"><text:tab/><text:tab/> <text:s text:c="5"/>Super scalar</text:p>
      <text:p text:style-name="P9">1966: Flynn’s Paper</text:p>
      <text:p text:style-name="P9">1967: IBM 360 Mode 91 – Gene Amdahl </text:p>
      <text:p text:style-name="P9"><text:tab/>Amdahl law</text:p>
      <text:p text:style-name="P3">1971: <text:s text:c="2"/>Intel first single chip CPU 4004 </text:p>
      <text:p text:style-name="P3"><text:tab/>Texas Instruments – Advanced Scientific Computer(ASC)</text:p>
      <text:p text:style-name="P3"><text:tab/>Vector Instructions(SIMD)</text:p>
      <text:p text:style-name="P3">1972: <text:s text:c="2"/>Harold Stone</text:p>
      <text:p text:style-name="P3"><text:tab/>Perfect shuffle network – how to design network</text:p>
      <text:p text:style-name="P3"><text:tab/><text:tab/><text:tab/><text:tab/> <text:s text:c="5"/>Butterfly machine (build BBN) for FFT, convolution</text:p>
      <text:p text:style-name="P3"><text:tab/><text:tab/><text:tab/><text:tab/> <text:s text:c="6"/>Goodyear STARAN – 4 x 256 1- bit elements</text:p>
      <text:p text:style-name="P4"><text:span text:style-name="T2">1974: <text:s text:c="2"/>Jack Dennis at MIT – dataflow computer</text:span></text:p>
      <text:p text:style-name="P4"><text:s/><text:tab/><text:span text:style-name="T2">Burton Smith – HEP Denector </text:span></text:p>
      <text:p text:style-name="P4"><text:tab/><text:span text:style-name="T2">Illiac 4 becomes operational at NASA Ames</text:span></text:p>
      <text:p text:style-name="P4"><text:tab/><text:span text:style-name="T2">Intel iAPX - 432 multiprocessor</text:span></text:p>
      <text:p text:style-name="P4"><text:span text:style-name="T2">1976: <text:s text:c="2"/>Cray -1 became powerhouse of super computer – deigned in LANL</text:span></text:p>
      <text:p text:style-name="P4"><text:tab/><text:span text:style-name="T2">Fujitsu FACOM – 230 vector processor</text:span></text:p>
      <text:p text:style-name="P4"><text:span text:style-name="T2">1978: CDC Cyber 203</text:span><text:tab/> <text:s text:c="4"/></text:p>
      <text:p text:style-name="P5">1979: <text:s/>Josh Fisher </text:p>
      <text:p text:style-name="P5"><text:tab/>Multiflow – VLIW</text:p>
      <text:p text:style-name="P5"><text:tab/><text:span text:style-name="T3">John Cocke IBM 801 – RISC</text:span></text:p>
      <text:p text:style-name="P5"><text:tab/><text:span text:style-name="T3">Inmos transputer</text:span></text:p>
      <text:p text:style-name="P6">1980: <text:s/>Univ. Rice – Ken Kennedy – parallel Fortan </text:p>
      <text:p text:style-name="P6">1981: <text:s/>DEC VAX 11/ 780 – Main frame killer(General purpose)</text:p>
      <text:p text:style-name="P6"><text:tab/>Caltech Hyper computer </text:p>
      <text:p text:style-name="P6"><text:tab/>BBN Butterfly – 68K CPU </text:p>
      <text:p text:style-name="P6"><text:tab/>NYU Ultracomputer shared multiprocessor</text:p>
      <text:p text:style-name="P6"><text:soft-page-break/><text:tab/>Connection Machine – CM1</text:p>
      <text:p text:style-name="P6">1982: <text:s/>Cray X- MP</text:p>
      <text:p text:style-name="P6"><text:tab/>Fujitsu VP- 200 500MFLOPS</text:p>
      <text:p text:style-name="P6"/>
      <text:p text:style-name="P6">1983: <text:s/>NEC SX1 vector machine</text:p>
      <text:p text:style-name="P6"><text:s text:c="11"/>Thinking machines – connection machines<text:tab/><text:tab/></text:p>
      <text:p text:style-name="P6"><text:tab/>Sequent – x86 shared memory multiprocessors</text:p>
      <text:p text:style-name="P8">1984: <text:s/>Cray X-MP achieve 21MFLOPS</text:p>
      <text:p text:style-name="P8"><text:tab/>Multiflow and Cydrome – VLIW</text:p>
      <text:p text:style-name="P8">1985: <text:s/>Fujitsu VP-400</text:p>
      <text:p text:style-name="P8"><text:tab/>IBM 3090 – vector processor</text:p>
      <text:p text:style-name="P8"><text:tab/>nCube-10 hybercube</text:p>
      <text:p text:style-name="P8"><text:tab/>IBM RP3 – based on the NYU Ultracomputer</text:p>
      <text:p text:style-name="P8">1986: <text:s text:c="2"/>CM1 65K single bit CPUs- hybercube</text:p>
      <text:p text:style-name="P8"><text:tab/>Cray X-MP 4 CPU 713 MFLOPS</text:p>
      <text:p text:style-name="P7"><text:span text:style-name="T4">1987: <text:s text:c="2"/>NEC SX-1 885MFLOPS<text:line-break/><text:tab/>Cydra5- VLIW</text:span></text:p>
      <text:p text:style-name="P7"><text:span text:style-name="T4">1988: <text:s text:c="2"/>InMOS T800</text:span></text:p>
      <text:p text:style-name="P7"><text:tab/><text:span text:style-name="T4">Cydrome closes</text:span></text:p>
      <text:p text:style-name="P7"><text:tab/><text:span text:style-name="T4">Cray – Y- MP 8 CPU -2.1GFLOPS</text:span></text:p>
      <text:p text:style-name="P7"><text:tab/><text:span text:style-name="T4">Gustafson – argues problems with the Amdahls law</text:span></text:p>
      <text:p text:style-name="P7"><text:tab/><text:span text:style-name="T4">Berkerley – RAID</text:span></text:p>
      <text:p text:style-name="P7"><text:span text:style-name="T4">1989: <text:s/>CDC Shutdown – ETA failure</text:span></text:p>
      <text:p text:style-name="P7"><text:tab/><text:span text:style-name="T4">BBN 88K</text:span></text:p>
      <text:p text:style-name="P7"><text:span text:style-name="T4">1990; <text:s/>Forward </text:span></text:p>
      <text:p text:style-name="P7"><text:tab/><text:span text:style-name="T4">Shared memory dominate HPC</text:span><text:tab/><text:tab/></text:p>
      <text:p text:style-name="P6"/>
      <text:p text:style-name="P1">Material to read</text:p>
      <text:p text:style-name="P1"><text:a xlink:type="simple" xlink:href="https://ieeexplore.ieee.org/document/7780106" text:style-name="Internet_20_link" text:visited-style-name="Visited_20_Internet_20_Link">https://ieeexplore.ieee.org/document/7780106</text:a>: Emulating floating using fixed point<text:tab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1T08:12:15.225000000</meta:creation-date>
    <dc:date>2020-01-21T09:40:51.353000000</dc:date>
    <meta:editing-duration>PT6M2S</meta:editing-duration>
    <meta:editing-cycles>1</meta:editing-cycles>
    <meta:document-statistic meta:table-count="0" meta:image-count="0" meta:object-count="0" meta:page-count="2" meta:paragraph-count="73" meta:word-count="359" meta:character-count="2485" meta:non-whitespace-character-count="2023"/>
    <meta:generator>LibreOffice/6.3.3.2$Windows_X86_64 LibreOffice_project/a64200df03143b798afd1ec74a12ab50359878ed</meta:generator>
  </office:meta>
</office:document-meta>
</file>